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formula="of:=[.B4]/100" office:value-type="float" office:value="0.09" calcext:value-type="float">
            <text:p>0.09</text:p>
          </table:table-cell>
          <table:table-cell table:number-columns-repeated="2"/>
          <table:table-cell table:formula="of:=MOD([.B4];[.B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[.B5]/100" office:value-type="float" office:value="0.05" calcext:value-type="float">
            <text:p>0.05</text:p>
          </table:table-cell>
          <table:table-cell table:formula="of:=2-[.C5]" office:value-type="float" office:value="1.95" calcext:value-type="float">
            <text:p>1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rem</text:p>
          </table:table-cell>
        </table:table-row>
        <table:table-row table:style-name="ro1">
          <table:table-cell office:value-type="string" calcext:value-type="string">
            <text:p>step1</text:p>
          </table:table-cell>
          <table:table-cell table:formula="of:=[.C4]*[.D5]" office:value-type="float" office:value="0.1755" calcext:value-type="float">
            <text:p>0.1755</text:p>
          </table:table-cell>
          <table:table-cell table:formula="of:=[.C5]*[.D5]" office:value-type="float" office:value="0.0975" calcext:value-type="float">
            <text:p>0.0975</text:p>
          </table:table-cell>
          <table:table-cell table:formula="of:=2-[.C8]" office:value-type="float" office:value="1.9025" calcext:value-type="float">
            <text:p>1.9025</text:p>
          </table:table-cell>
          <table:table-cell/>
          <table:table-cell table:formula="of:=([.B9]-1)*[.B5]" office:value-type="float" office:value="-3.33055625" calcext:value-type="float">
            <text:p>-3.33055625</text:p>
          </table:table-cell>
        </table:table-row>
        <table:table-row table:style-name="ro1">
          <table:table-cell office:value-type="string" calcext:value-type="string">
            <text:p>step2</text:p>
          </table:table-cell>
          <table:table-cell table:formula="of:=[.B8]*[.D8]" office:value-type="float" office:value="0.33388875" calcext:value-type="float">
            <text:p>0.33388875</text:p>
          </table:table-cell>
          <table:table-cell table:formula="of:=[.C8]*[.D8]" office:value-type="float" office:value="0.18549375" calcext:value-type="float">
            <text:p>0.18549375</text:p>
          </table:table-cell>
          <table:table-cell table:formula="of:=2-[.C9]" office:value-type="float" office:value="1.81450625" calcext:value-type="float">
            <text:p>1.81450625</text:p>
          </table:table-cell>
          <table:table-cell/>
          <table:table-cell table:formula="of:=([.B10]-1)*[.B5]" office:value-type="float" office:value="-1.97078388160156" calcext:value-type="float">
            <text:p>-1.97078388160156</text:p>
          </table:table-cell>
        </table:table-row>
        <table:table-row table:style-name="ro1">
          <table:table-cell office:value-type="string" calcext:value-type="string">
            <text:p>step3</text:p>
          </table:table-cell>
          <table:table-cell table:formula="of:=[.B9]*[.D9]" office:value-type="float" office:value="0.605843223679688" calcext:value-type="float">
            <text:p>0.605843223679688</text:p>
          </table:table-cell>
          <table:table-cell table:formula="of:=[.C9]*[.D9]" office:value-type="float" office:value="0.336579568710937" calcext:value-type="float">
            <text:p>0.336579568710937</text:p>
          </table:table-cell>
          <table:table-cell table:formula="of:=2-[.C10]" office:value-type="float" office:value="1.66342043128906" calcext:value-type="float">
            <text:p>1.66342043128906</text:p>
          </table:table-cell>
          <table:table-cell/>
          <table:table-cell table:formula="of:=([.B11]-1)*[.B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tep4</text:p>
          </table:table-cell>
          <table:table-cell table:formula="of:=[.B10]*[.D10]" office:value-type="float" office:value="1.00777199642682" calcext:value-type="float">
            <text:p>1.00777199642682</text:p>
          </table:table-cell>
          <table:table-cell table:formula="of:=[.C10]*[.D10]" office:value-type="float" office:value="0.559873331348234" calcext:value-type="float">
            <text:p>0.559873331348234</text:p>
          </table:table-cell>
          <table:table-cell table:formula="of:=2-[.C11]" office:value-type="float" office:value="1.44012666865177" calcext:value-type="float">
            <text:p>1.44012666865177</text:p>
          </table:table-cell>
          <table:table-cell/>
          <table:table-cell table:formula="of:=([.B12]-1)*[.B8]" office:value-type="float" office:value="0.0792065420595595" calcext:value-type="float">
            <text:p>0.07920654205956</text:p>
          </table:table-cell>
        </table:table-row>
        <table:table-row table:style-name="ro1">
          <table:table-cell office:value-type="string" calcext:value-type="string">
            <text:p>step5</text:p>
          </table:table-cell>
          <table:table-cell table:formula="of:=[.B11]*[.D11]" office:value-type="float" office:value="1.4513193279747" calcext:value-type="float">
            <text:p>1.4513193279747</text:p>
          </table:table-cell>
          <table:table-cell table:formula="of:=[.C11]*[.D11]" office:value-type="float" office:value="0.806288515541499" calcext:value-type="float">
            <text:p>0.806288515541499</text:p>
          </table:table-cell>
          <table:table-cell table:formula="of:=2-[.C12]" office:value-type="float" office:value="1.1937114844585" calcext:value-type="float">
            <text:p>1.1937114844585</text:p>
          </table:table-cell>
          <table:table-cell/>
          <table:table-cell table:formula="of:=([.B13]-1)*[.B9]" office:value-type="float" office:value="0.244559001715154" calcext:value-type="float">
            <text:p>0.244559001715154</text:p>
          </table:table-cell>
        </table:table-row>
        <table:table-row table:style-name="ro1">
          <table:table-cell office:value-type="string" calcext:value-type="string">
            <text:p>step6</text:p>
          </table:table-cell>
          <table:table-cell table:formula="of:=[.B12]*[.D12]" office:value-type="float" office:value="1.73245654941999" calcext:value-type="float">
            <text:p>1.73245654941999</text:p>
          </table:table-cell>
          <table:table-cell table:formula="of:=[.C12]*[.D12]" office:value-type="float" office:value="0.962475860788884" calcext:value-type="float">
            <text:p>0.962475860788884</text:p>
          </table:table-cell>
          <table:table-cell table:formula="of:=2-[.C13]" office:value-type="float" office:value="1.03752413921112" calcext:value-type="float">
            <text:p>1.03752413921112</text:p>
          </table:table-cell>
          <table:table-cell/>
          <table:table-cell table:formula="of:=([.B14]-1)*[.B10]" office:value-type="float" office:value="0.483139063330405" calcext:value-type="float">
            <text:p>0.483139063330405</text:p>
          </table:table-cell>
        </table:table-row>
        <table:table-row table:style-name="ro1">
          <table:table-cell office:value-type="string" calcext:value-type="string">
            <text:p>step7</text:p>
          </table:table-cell>
          <table:table-cell table:formula="of:=[.B13]*[.D13]" office:value-type="float" office:value="1.79746549015764" calcext:value-type="float">
            <text:p>1.79746549015764</text:p>
          </table:table-cell>
          <table:table-cell table:formula="of:=[.C13]*[.D13]" office:value-type="float" office:value="0.998591938976465" calcext:value-type="float">
            <text:p>0.998591938976465</text:p>
          </table:table-cell>
          <table:table-cell table:formula="of:=2-[.C14]" office:value-type="float" office:value="1.00140806102354" calcext:value-type="float">
            <text:p>1.00140806102354</text:p>
          </table:table-cell>
          <table:table-cell/>
          <table:table-cell table:formula="of:=([.B14]-1)*[.B5]" office:value-type="float" office:value="3.98732745078818" calcext:value-type="float">
            <text:p>3.98732745078818</text:p>
          </table:table-cell>
        </table:table-row>
        <table:table-row table:style-name="ro1">
          <table:table-cell office:value-type="string" calcext:value-type="string">
            <text:p>step8</text:p>
          </table:table-cell>
          <table:table-cell table:formula="of:=[.B14]*[.D14]" office:value-type="float" office:value="1.79999643125548" calcext:value-type="float">
            <text:p>1.79999643125548</text:p>
          </table:table-cell>
          <table:table-cell table:formula="of:=[.C14]*[.D14]" office:value-type="float" office:value="0.999998017364154" calcext:value-type="float">
            <text:p>0.999998017364154</text:p>
          </table:table-cell>
          <table:table-cell table:formula="of:=2-[.C15]" office:value-type="float" office:value="1.00000198263585" calcext:value-type="float">
            <text:p>1.00000198263585</text:p>
          </table:table-cell>
          <table:table-cell/>
          <table:table-cell table:formula="of:=([.B15]-1)*[.B5]" office:value-type="float" office:value="3.99998215627739" calcext:value-type="float">
            <text:p>3.999982156277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JP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4T10:11:51.348111029</meta:creation-date>
    <dc:date>2020-12-24T16:54:09.568214712</dc:date>
    <meta:editing-duration>PT5H41M7S</meta:editing-duration>
    <meta:editing-cycles>3</meta:editing-cycles>
    <meta:generator>LibreOffice/7.0.4.2$Linux_X86_64 LibreOffice_project/dcf040e67528d9187c66b2379df5ea4407429775</meta:generator>
    <meta:document-statistic meta:table-count="1" meta:cell-count="53" meta:object-count="0"/>
  </office:meta>
</office:document-meta>
</file>